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4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7]" office:value-type="float" office:value="4.08" calcext:value-type="float">
            <text:p>4.08</text:p>
          </table:table-cell>
          <table:table-cell table:style-name="ce124" table:formula="of:=[.E67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7]" office:value-type="float" office:value="4.17" calcext:value-type="float">
            <text:p>4.17</text:p>
          </table:table-cell>
          <table:table-cell table:style-name="ce124" table:formula="of:=[.E77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05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Wiedererum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331" calcext:value-type="float">
            <text:p>5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" calcext:value-type="float">
            <text:p>3.02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2" calcext:value-type="float">
            <text:p>12.1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1" calcext:value-type="float">
            <text:p>3.0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3" calcext:value-type="float">
            <text:p>12.1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2" calcext:value-type="float">
            <text:p>3.0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4" calcext:value-type="float">
            <text:p>12.1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6" calcext:value-type="float">
            <text:p>12.1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string" calcext:value-type="string">
            <text:p>6.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2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2"/>
          <table:table-cell table:style-name="ce142"/>
          <table:table-cell table:style-name="ce125" office:value-type="float" office:value="8.27" calcext:value-type="float">
            <text:p>8.27</text:p>
          </table:table-cell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 office:value-type="float" office:value="4.41" calcext:value-type="float">
            <text:p>4.41</text:p>
          </table:table-cell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2"/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2"/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 table:style-name="ce17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" calcext:value-type="float">
            <text:p>5.2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5" calcext:value-type="float">
            <text:p>8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5" calcext:value-type="float">
            <text:p>5.2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Jesus zurürckkehrte, nahm in das Volk auf, denn alle erwarteten ih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5" calcext:value-type="float">
            <text:p>5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6" office:value-type="float" office:value="9.2" calcext:value-type="float">
            <text:p>9.20</text:p>
          </table:table-cell>
          <table:table-cell table:style-name="ce139"/>
          <table:table-cell table:style-name="ce145"/>
          <table:table-cell table:style-name="ce126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6" office:value-type="float" office:value="5.25" calcext:value-type="float">
            <text:p>5.25</text:p>
          </table:table-cell>
          <table:table-cell table:style-name="ce139"/>
          <table:table-cell table:style-name="ce126" office:value-type="float" office:value="5.34" calcext:value-type="float">
            <text:p>5.34</text:p>
          </table:table-cell>
          <table:table-cell table:style-name="ce121"/>
          <table:table-cell table:style-name="ce122"/>
          <table:table-cell table:style-name="ce126" office:value-type="float" office:value="8.43" calcext:value-type="float">
            <text:p>8.43</text:p>
          </table:table-cell>
          <table:table-cell table:style-name="ce164"/>
          <table:table-cell table:style-name="ce126" office:value-type="float" office:value="8.48" calcext:value-type="float">
            <text:p>8.48</text:p>
          </table:table-cell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r blutflüssigen Frau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6" calcext:value-type="float">
            <text:p>5.2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7" calcext:value-type="float">
            <text:p>5.2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5" calcext:value-type="float">
            <text:p>5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6]" office:value-type="float" office:value="10.07" calcext:value-type="float">
            <text:p>10.07</text:p>
          </table:table-cell>
          <table:table-cell table:style-name="ce124" table:formula="of:=[.E236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1" calcext:value-type="float">
            <text:p>6.3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6" calcext:value-type="float">
            <text:p>14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3" calcext:value-type="float">
            <text:p>6.33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99" calcext:value-type="float">
            <text:p>14.19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3" calcext:value-type="float">
            <text:p>9.1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15" calcext:value-type="float">
            <text:p>14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Fahren hinüber, 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53" calcext:value-type="float">
            <text:p>6.5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 office:value-type="float" office:value="14.36" calcext:value-type="float">
            <text:p>14.36</text:p>
          </table:table-cell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un)gewaschene Hä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5" calcext:value-type="float">
            <text:p>15.3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table:formula="of:=[.J254]" office:value-type="float" office:value="8.04" calcext:value-type="float">
            <text:p>8.04</text:p>
          </table:table-cell>
          <table:table-cell table:style-name="ce132" office:value-type="float" office:value="8.04" calcext:value-type="float">
            <text:p>8.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7" calcext:value-type="float">
            <text:p>7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ergeblich verehren sie mich, indem sie als Lehren Menschengebote l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58]" office:value-type="float" office:value="9.34" calcext:value-type="float">
            <text:p>9.34</text:p>
          </table:table-cell>
          <table:table-cell table:style-name="ce124" table:formula="of:=[.E258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5" table:formula="of:=[.D260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2"/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18" calcext:value-type="float">
            <text:p>9.1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8" calcext:value-type="float">
            <text:p>9.1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5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52"/>
          <table:table-cell table:style-name="ce154" office:value-type="float" office:value="7.37" calcext:value-type="float">
            <text:p>7.37</text:p>
          </table:table-cell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auf den Ber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Die Speisung der Viertause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60"/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35" calcext:value-type="float">
            <text:p>1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75" calcext:value-type="float">
            <text:p>8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5" calcext:value-type="float">
            <text:p>9.0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85" calcext:value-type="float">
            <text:p>9.2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/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Die zweite Ankündigung von Jesu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2" calcext:value-type="float">
            <text:p>17.242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5" calcext:value-type="float">
            <text:p>9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" calcext:value-type="float">
            <text:p>9.4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5" calcext:value-type="float">
            <text:p>1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Jesus in Sa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8" calcext:value-type="float">
            <text:p>9.56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9" calcext:value-type="float">
            <text:p>9.56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 office:value-type="float" office:value="8.22" calcext:value-type="float">
            <text:p>8.2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will dir nach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8" calcext:value-type="float">
            <text:p>9.5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6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h hin, verkündige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15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8" calcext:value-type="float">
            <text:p>9.3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8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0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2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8]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" calcext:value-type="float">
            <text:p>6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1" calcext:value-type="float">
            <text:p>6.4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In Gene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0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2" calcext:value-type="float">
            <text:p>6.4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141" calcext:value-type="float">
            <text:p>7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S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3]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5]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8" calcext:value-type="float">
            <text:p>8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7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 s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01" calcext:value-type="float">
            <text:p>15.01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68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eine Fre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table:formula="of:=[.D375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77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7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9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4" calcext:value-type="float">
            <text:p>4.3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2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3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4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6" calcext:value-type="float">
            <text:p>4.3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01" calcext:value-type="float">
            <text:p>5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65" calcext:value-type="float">
            <text:p>23.3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75" calcext:value-type="float">
            <text:p>23.3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7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8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echtweisung und Gebet in der Gemei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3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6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nung vor Verfühung zur Sü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32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60"/>
          <table:table-cell table:style-name="ce125" office:value-type="float" office:value="17.06" calcext:value-type="float">
            <text:p>17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64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4" calcext:value-type="float">
            <text:p>12.1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Reich Gottes wird euch weggenommen werden und einer Nation gegeben, die die Früchte bringen wird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75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77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7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79]" office:value-type="float" office:value="21.43" calcext:value-type="float">
            <text:p>21.43</text:p>
          </table:table-cell>
          <table:table-cell table:style-name="ce132" office:value-type="float" office:value="21.43" calcext:value-type="float">
            <text:p>21.4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5" calcext:value-type="float">
            <text:p>12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5" calcext:value-type="float">
            <text:p>20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9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04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0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68"/>
      </table:named-expressions>
      <table:database-ranges>
        <table:database-range table:name="SortierRange" table:target-range-address="Parallelstellen.C2:Parallelstellen.AM56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68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09:08:43.967516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25T12:57:47.093117587</dc:date>
    <meta:editing-duration>P3DT10H19M7S</meta:editing-duration>
    <meta:editing-cycles>560</meta:editing-cycles>
    <meta:generator>LibreOffice/6.3.5.2$Linux_X86_64 LibreOffice_project/30$Build-2</meta:generator>
    <meta:document-statistic meta:table-count="1" meta:cell-count="366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